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dc230" officeooo:paragraph-rsid="001dc23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2. Problemas en los Robots y sus Soluciones</text:span></text:h>
      <text:h text:style-name="Heading_20_3" text:outline-level="3"><text:span text:style-name="Strong_20_Emphasis">1️. Abastecimiento Energético</text:span></text:h>
      <text:p text:style-name="Text_20_body"><text:span text:style-name="Strong_20_Emphasis">Problema:</text:span><text:line-break/>Los robots necesitan una fuente de energía constante y eficiente. Los dispositivos estacionarios dependen de la red eléctrica, mientras que los móviles requieren baterías, cuya autonomía es limitada.</text:p>
      <text:p text:style-name="Text_20_body"><text:span text:style-name="Strong_20_Emphasis">Soluciones:</text:span></text:p>
      <text:list xml:id="list3754190040" text:style-name="L1">
        <text:list-item>
          <text:p text:style-name="P9">Uso de <text:span text:style-name="Strong_20_Emphasis">baterías de alta eficiencia</text:span>, como las baterías KOKAM, que ofrecen mejor rendimiento. </text:p>
        </text:list-item>
        <text:list-item>
          <text:p text:style-name="P9">Implementación de <text:span text:style-name="Strong_20_Emphasis">sistemas híbridos de energía</text:span>, como <text:span text:style-name="Strong_20_Emphasis">celdas de hidrógeno</text:span> o <text:span text:style-name="Strong_20_Emphasis">turbogeneradores de imanes permanentes</text:span>, que minimizan las pérdidas energéticas. </text:p>
        </text:list-item>
        <text:list-item>
          <text:p text:style-name="P2"><text:span text:style-name="Strong_20_Emphasis">Frenado regenerativo</text:span>, como el sistema KERS en la Fórmula 1, para recuperar energía en robots móviles​. </text:p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>2️. Cálculo Incorrecto de Cargas e Inercias</text:span></text:h>
      <text:p text:style-name="Text_20_body"><text:span text:style-name="Strong_20_Emphasis">Problema:</text:span><text:line-break/>Los diseñadores a veces subestiman la carga total del robot, incluyendo herramientas, materiales y fuerzas de inercia. Esto puede generar fallos mecánicos o sobrecargar motores y servomecanismos.</text:p>
      <text:p text:style-name="Text_20_body"><text:span text:style-name="Strong_20_Emphasis">Soluciones:</text:span></text:p>
      <text:list xml:id="list3975220256" text:style-name="L2">
        <text:list-item>
          <text:p text:style-name="P10"><text:span text:style-name="Strong_20_Emphasis">Optimización del peso</text:span>: Diseñar robots con materiales ligeros pero resistentes (fibra de carbono, aluminio). </text:p>
        </text:list-item>
        <text:list-item>
          <text:p text:style-name="P10"><text:span text:style-name="Strong_20_Emphasis">Ajuste de velocidades</text:span>: Reducir la velocidad en movimientos críticos para minimizar la inercia sin afectar demasiado el tiempo de ciclo. </text:p>
        </text:list-item>
        <text:list-item>
          <text:p text:style-name="P3"><text:span text:style-name="Strong_20_Emphasis">Simulaciones previas</text:span>: Uso de software CAD y herramientas de modelado cinemático como los de KUKA​. </text:p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>3️. Selección Inadecuada del Tipo de Robot</text:span></text:h>
      <text:p text:style-name="Text_20_body"><text:span text:style-name="Strong_20_Emphasis">Problema:</text:span><text:line-break/>No todos los robots sirven para todas las aplicaciones. Elegir mal el tipo de robot puede generar ineficiencias y costos innecesarios.</text:p>
      <text:p text:style-name="Text_20_body"><text:span text:style-name="Strong_20_Emphasis">Soluciones:</text:span></text:p>
      <text:list xml:id="list252283553" text:style-name="L3">
        <text:list-item>
          <text:p text:style-name="P11">Aplicar la metodología <text:span text:style-name="Strong_20_Emphasis">LOSTPED</text:span> (Carga, Orientación, Velocidad, Recorrido, Precisión, Entorno y Ciclo de Trabajo) para seleccionar el robot adecuado. </text:p>
        </text:list-item>
        <text:list-item>
          <text:p text:style-name="P11"><text:soft-page-break/>Utilizar <text:span text:style-name="Strong_20_Emphasis">robots modulares</text:span> que puedan adaptarse a diferentes tareas. </text:p>
        </text:list-item>
        <text:list-item>
          <text:p text:style-name="P4">Simulación previa en software especializado para probar diferentes configuraciones antes de la implementación​. </text:p>
        </text:list-item>
      </text:list>
      <text:h text:style-name="Heading_20_2" text:outline-level="2"><text:span text:style-name="Strong_20_Emphasis"/></text:h>
      <text:h text:style-name="Heading_20_2" text:outline-level="2"><text:span text:style-name="Strong_20_Emphasis">Realimentación Háptica y sus Aplicaciones</text:span></text:h>
      <text:h text:style-name="Heading_20_3" text:outline-level="3"><text:span text:style-name="Strong_20_Emphasis">¿Qué es la realimentación háptica?</text:span></text:h>
      <text:p text:style-name="Text_20_body">La <text:span text:style-name="Strong_20_Emphasis">realimentación háptica</text:span> es una tecnología que permite a los usuarios percibir sensaciones táctiles o de fuerza a través de dispositivos robóticos. Esto se logra mediante <text:span text:style-name="Strong_20_Emphasis">actuadores</text:span> que generan vibraciones, presión o resistencia mecánica​.</text:p>
      <text:p text:style-name="Text_20_body"><text:span text:style-name="Strong_20_Emphasis">¿Cómo funciona?</text:span></text:p>
      <text:list xml:id="list774668202" text:style-name="L4">
        <text:list-item>
          <text:p text:style-name="P12"><text:span text:style-name="Strong_20_Emphasis">Sensores detectan el contacto</text:span> con un objeto. </text:p>
        </text:list-item>
        <text:list-item>
          <text:p text:style-name="P12"><text:span text:style-name="Strong_20_Emphasis">Actuadores generan una respuesta táctil</text:span> para simular la sensación de textura, impacto o resistencia. </text:p>
        </text:list-item>
        <text:list-item>
          <text:p text:style-name="P5"><text:span text:style-name="Strong_20_Emphasis">El usuario experimenta la sensación</text:span> de estar tocando el objeto en un entorno físico o virtual. </text:p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>Tres Aplicaciones en la Industria</text:span></text:h>
      <text:p text:style-name="Text_20_body"><text:span text:style-name="Strong_20_Emphasis">1. Robótica Médica</text:span></text:p>
      <text:list xml:id="list190952799" text:style-name="L5">
        <text:list-item>
          <text:p text:style-name="P13">Uso en <text:span text:style-name="Strong_20_Emphasis">cirugías asistidas por robots</text:span>, donde los cirujanos pueden "sentir" la resistencia de los tejidos al operar a distancia. </text:p>
        </text:list-item>
        <text:list-item>
          <text:p text:style-name="P6">Aplicación en <text:span text:style-name="Strong_20_Emphasis">prótesis avanzadas</text:span> que permiten a los usuarios percibir presión o temperatura​. </text:p>
        </text:list-item>
      </text:list>
      <text:p text:style-name="Text_20_body"><text:span text:style-name="Strong_20_Emphasis">2. Simulación y Entrenamiento</text:span></text:p>
      <text:list xml:id="list4018124699" text:style-name="L6">
        <text:list-item>
          <text:p text:style-name="P14">En <text:span text:style-name="Strong_20_Emphasis">realidad virtual</text:span> y <text:span text:style-name="Strong_20_Emphasis">videojuegos</text:span>, donde los controladores vibran para dar una experiencia más inmersiva. </text:p>
        </text:list-item>
        <text:list-item>
          <text:p text:style-name="P7">En <text:span text:style-name="Strong_20_Emphasis">entrenamiento militar y de pilotos</text:span>, donde se simulan condiciones táctiles reales en simuladores de vuelo o combate. </text:p>
        </text:list-item>
      </text:list>
      <text:p text:style-name="Text_20_body"><text:span text:style-name="Strong_20_Emphasis">3. Automatización Industrial</text:span></text:p>
      <text:list xml:id="list3237679126" text:style-name="L7">
        <text:list-item>
          <text:p text:style-name="P15">Sensores hápticos en <text:span text:style-name="Strong_20_Emphasis">robots de ensamblaje</text:span> para detectar y ajustar la presión aplicada en piezas delicadas. </text:p>
        </text:list-item>
        <text:list-item>
          <text:p text:style-name="P8">Uso en <text:span text:style-name="Strong_20_Emphasis">controles de vehículos autónomos</text:span>, donde los volantes y pedales vibran para alertar a los conductores​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dc230" officeooo:paragraph-rsid="001dc230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20:27:33.601000000</meta:creation-date>
    <meta:generator>LibreOffice/7.1.2.2$Windows_X86_64 LibreOffice_project/8a45595d069ef5570103caea1b71cc9d82b2aae4</meta:generator>
    <dc:date>2025-03-12T20:29:41.340000000</dc:date>
    <meta:editing-duration>PT2M8S</meta:editing-duration>
    <meta:editing-cycles>1</meta:editing-cycles>
    <meta:document-statistic meta:table-count="0" meta:image-count="0" meta:object-count="0" meta:page-count="2" meta:paragraph-count="38" meta:word-count="470" meta:character-count="3166" meta:non-whitespace-character-count="2721"/>
  </office:meta>
</office:document-meta>
</file>